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Huninn" svg:font-family="Hunin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/>
    <style:font-face style:name="Microsoft JhengHei1" svg:font-family="'Microsoft JhengHei'" style:font-family-generic="system" style:font-pitch="variable"/>
    <style:font-face style:name="jf-openhuninn-2.1" svg:font-family="jf-openhuninn-2.1" style:font-family-generic="swiss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0.319cm"/>
    </style:style>
    <style:style style:name="co8" style:family="table-column">
      <style:table-column-properties fo:break-before="auto" style:column-width="0.621cm"/>
    </style:style>
    <style:style style:name="co9" style:family="table-column">
      <style:table-column-properties fo:break-before="auto" style:column-width="0.48cm"/>
    </style:style>
    <style:style style:name="co10" style:family="table-column">
      <style:table-column-properties fo:break-before="auto" style:column-width="0.82cm"/>
    </style:style>
    <style:style style:name="co11" style:family="table-column">
      <style:table-column-properties fo:break-before="auto" style:column-width="0.191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2.889cm"/>
    </style:style>
    <style:style style:name="co16" style:family="table-column">
      <style:table-column-properties fo:break-before="auto" style:column-width="2.415cm"/>
    </style:style>
    <style:style style:name="ro1" style:family="table-row">
      <style:table-row-properties style:row-height="0.049cm" fo:break-before="auto" style:use-optimal-row-height="fals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161cm" fo:break-before="auto" style:use-optimal-row-height="false"/>
    </style:style>
    <style:style style:name="ro7" style:family="table-row">
      <style:table-row-properties style:row-height="0.52cm" fo:break-before="auto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159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PRINT_5f_ALL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jf-openhuninn-2.1" fo:font-size="5pt" fo:font-style="normal" fo:text-shadow="none" style:text-underline-style="none" fo:font-weight="normal" style:font-name-asian="jf-openhuninn-2.1" style:font-size-asian="5pt" style:font-style-asian="normal" style:font-weight-asian="normal" style:font-name-complex="Huninn" style:font-size-complex="5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1pt" fo:font-style="normal" fo:text-shadow="none" style:text-underline-style="none" fo:font-weight="normal" style:font-name-asian="jf-openhuninn-2.1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jf-openhuninn-2.1" style:font-name-asian="jf-openhuninn-2.1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49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14pt" fo:font-style="normal" fo:text-shadow="none" style:text-underline-style="none" fo:font-weight="normal" style:font-name-asian="jf-openhuninn-2.1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12pt" fo:font-style="normal" fo:text-shadow="none" style:text-underline-style="none" fo:font-weight="normal" style:font-name-asian="jf-openhuninn-2.1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3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f-openhuninn-2.1" fo:font-size="8pt" fo:font-style="normal" fo:text-shadow="none" style:text-underline-style="none" fo:font-weight="normal" style:font-name-asian="jf-openhuninn-2.1" style:font-size-asian="8pt" style:font-style-asian="normal" style:font-weight-asian="normal" style:font-name-complex="Huninn" style:font-size-complex="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-complex="Huninn"/>
    </style:style>
    <style:style style:name="T3" style:family="text">
      <style:text-properties fo:color="#000000" style:font-name="Microsoft JhengHei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Microsoft JhengHei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Huninn" style:font-name-complex="Huninn"/>
    </style:style>
    <style:style style:name="T5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Microsoft JhengHei" style:font-name-asian="Microsoft JhengHei"/>
    </style:style>
    <style:style style:name="T6" style:family="text">
      <style:text-properties fo:color="#000000" style:font-name="Hunin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Huninn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Huninn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T_ALL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2" table:number-columns-repeated="2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88"/>
        <table:table-column table:style-name="co2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number-columns-repeated="16366"/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86" table:number-columns-repeated="17"/>
        </table:table-row>
        <table:table-row table:style-name="ro2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3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4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4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594" calcext:value-type="float" table:number-columns-spanned="2" table:number-rows-spanned="1">
            <text:p>1762358594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469863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1">蔡宗祐 </text:span><text:span text:style-name="T2">(</text:span><text:span text:style-name="T1">余志仁</text:span><text:span text:style-name="T2">)</text:span></text:p>
          </table:table-cell>
          <table:covered-table-cell table:number-columns-repeated="6" table:style-name="ce17"/>
          <table:table-cell table:style-name="ce25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7">B </text:span><text:span text:style-name="T1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6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6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5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33" office:value-type="string" calcext:value-type="string">
            <text:p>出貨單價</text:p>
          </table:table-cell>
          <table:table-cell table:style-name="ce33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6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02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1">台灣鮮蚵 </text:span><text:span text:style-name="T2">(</text:span><text:span text:style-name="T1">單位：</text:span><text:span text:style-name="T2">3</text:span><text:span text:style-name="T1">袋</text:span><text:span text:style-name="T2">) 1</text:span><text:span text:style-name="T1">袋：</text:span><text:span text:style-name="T2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200" calcext:value-type="float">
            <text:p>1200</text:p>
          </table:table-cell>
          <table:table-cell table:style-name="ce113" office:value-type="float" office:value="1200" calcext:value-type="float">
            <text:p>1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1">翠宏 香辣沾粉 </text:span><text:span text:style-name="T2">400g(</text:span><text:span text:style-name="T1">不含蘇丹紅 老味干碟 蘸料 蘸粉</text:span><text:span text:style-name="T2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300" calcext:value-type="float">
            <text:p>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7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37" office:value-type="float" office:value="1500" calcext:value-type="float">
            <text:p>$1,500</text:p>
          </table:table-cell>
          <table:table-cell table:style-name="ce39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5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1">電話：</text:span><text:span text:style-name="T2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1">公司地址：新竹市北區榮濱路</text:span><text:span text:style-name="T2">53</text:span><text:span text:style-name="T1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3" calcext:value-type="float">
            <text:p>3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597" calcext:value-type="float" table:number-columns-spanned="2" table:number-rows-spanned="1">
            <text:p>1762358597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439565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黃芊瑜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GM0004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羊肩胛肉片</text:span><text:span text:style-name="T4">(</text:span><text:span text:style-name="T5">單位：</text:span><text:span text:style-name="T4">3</text:span><text:span text:style-name="T5">盤</text:span><text:span text:style-name="T4">) 1</text:span><text:span text:style-name="T5">盤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500" calcext:value-type="float">
            <text:p>1500</text:p>
          </table:table-cell>
          <table:table-cell table:style-name="ce113" office:value-type="float" office:value="1500" calcext:value-type="float">
            <text:p>1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1500" calcext:value-type="float" table:number-columns-spanned="2" table:number-rows-spanned="1">
            <text:p>$1,5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4" calcext:value-type="float">
            <text:p>4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651" calcext:value-type="float" table:number-columns-spanned="2" table:number-rows-spanned="1">
            <text:p>1762358651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497981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吳育誠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10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霸王級生凍帝王蟹</text:span><text:span text:style-name="T4">(1</text:span><text:span text:style-name="T5">隻</text:span><text:span text:style-name="T4">/1.5~2kg±10%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000" calcext:value-type="float">
            <text:p>5000</text:p>
          </table:table-cell>
          <table:table-cell table:style-name="ce113" office:value-type="float" office:value="5000" calcext:value-type="float">
            <text:p>50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7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菲力牛排</text:span><text:span text:style-name="T4">(</text:span><text:span text:style-name="T5">單位：盒</text:span><text:span text:style-name="T4">) 1</text:span><text:span text:style-name="T5">盒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100" calcext:value-type="float">
            <text:p>2100</text:p>
          </table:table-cell>
          <table:table-cell table:style-name="ce113" office:value-type="float" office:value="2100" calcext:value-type="float">
            <text:p>2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DK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農夫山泉 東方樹葉 龍井新茶 </text:span><text:span text:style-name="T4">335ml *6</text:span><text:span text:style-name="T5">【</text:span><text:span text:style-name="T4">6</text:span><text:span text:style-name="T5">份超值裝】【季節限定 手慢無</text:span><text:span text:style-name="T4">!!</text:span><text:span text:style-name="T5">】【</text:span><text:span text:style-name="T4">0</text:span><text:span text:style-name="T5">糖</text:span><text:span text:style-name="T4">0</text:span><text:span text:style-name="T5">卡</text:span><text:span text:style-name="T4">0</text:span><text:span text:style-name="T5">脂】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50" calcext:value-type="float">
            <text:p>550</text:p>
          </table:table-cell>
          <table:table-cell table:style-name="ce113" office:value-type="float" office:value="550" calcext:value-type="float">
            <text:p>55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300" calcext:value-type="float">
            <text:p>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8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高山岩鹽 </text:span><text:span text:style-name="T4">600</text:span><text:span text:style-name="T5">公克夾鏈袋裝 岩鹽 天然好鹽 食用鹽 礦鹽 天然鹽 未加碘調味鹽 粗鹽 鹽巴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35" calcext:value-type="float">
            <text:p>35</text:p>
          </table:table-cell>
          <table:table-cell table:style-name="ce113" office:value-type="float" office:value="35" calcext:value-type="float">
            <text:p>35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1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10g </text:span><text:span text:style-name="T5">香辣碟蘸料 老味干碟 四川火鍋串串香辣蘸料 火鍋蘸料 香辣沾粉 辣椒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" calcext:value-type="float">
            <text:p>10</text:p>
          </table:table-cell>
          <table:table-cell table:style-name="ce113" office:value-type="float" office:value="10" calcext:value-type="float">
            <text:p>1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4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3g (</text:span><text:span text:style-name="T5">不含蘇丹紅 老味干碟台灣現貨 蘸料 蘸粉 火鍋沾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8000" calcext:value-type="float" table:number-columns-spanned="2" table:number-rows-spanned="1">
            <text:p>$8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5" calcext:value-type="float">
            <text:p>5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756" calcext:value-type="float" table:number-columns-spanned="2" table:number-rows-spanned="1">
            <text:p>1762358756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660338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辛浤緯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1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丁骨牛排 </text:span><text:span text:style-name="T4">(</text:span><text:span text:style-name="T5">單位：盤</text:span><text:span text:style-name="T4">) 1</text:span><text:span text:style-name="T5">盤：</text:span><text:span text:style-name="T4">3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900" calcext:value-type="float">
            <text:p>1900</text:p>
          </table:table-cell>
          <table:table-cell table:style-name="ce113" office:value-type="float" office:value="1900" calcext:value-type="float">
            <text:p>19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100" calcext:value-type="float">
            <text:p>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000" calcext:value-type="float" table:number-columns-spanned="2" table:number-rows-spanned="1">
            <text:p>$2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6" calcext:value-type="float">
            <text:p>6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798" calcext:value-type="float" table:number-columns-spanned="2" table:number-rows-spanned="1">
            <text:p>1762358798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48092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陳翌豪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7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菲力牛排</text:span><text:span text:style-name="T4">(</text:span><text:span text:style-name="T5">單位：盒</text:span><text:span text:style-name="T4">) 1</text:span><text:span text:style-name="T5">盒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100" calcext:value-type="float">
            <text:p>2100</text:p>
          </table:table-cell>
          <table:table-cell table:style-name="ce113" office:value-type="float" office:value="2100" calcext:value-type="float">
            <text:p>2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9" calcext:value-type="float" table:number-columns-spanned="2" table:number-rows-spanned="1">
            <text:p>9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900" calcext:value-type="float">
            <text:p>9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3000" calcext:value-type="float" table:number-columns-spanned="2" table:number-rows-spanned="1">
            <text:p>$3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7" calcext:value-type="float">
            <text:p>7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800" calcext:value-type="float" table:number-columns-spanned="2" table:number-rows-spanned="1">
            <text:p>1762358800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618339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張人文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5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肋眼牛排</text:span><text:span text:style-name="T4">(</text:span><text:span text:style-name="T5">單位：盤</text:span><text:span text:style-name="T4">) 1</text:span><text:span text:style-name="T5">盤：</text:span><text:span text:style-name="T4">5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000" calcext:value-type="float">
            <text:p>2000</text:p>
          </table:table-cell>
          <table:table-cell table:style-name="ce113" office:value-type="float" office:value="2000" calcext:value-type="float">
            <text:p>20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000" calcext:value-type="float" table:number-columns-spanned="2" table:number-rows-spanned="1">
            <text:p>$2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8" calcext:value-type="float">
            <text:p>8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8989" calcext:value-type="float" table:number-columns-spanned="2" table:number-rows-spanned="1">
            <text:p>1762358989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811163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殷秉鴻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6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日本宮崎和牛紐約客牛排 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3100" calcext:value-type="float">
            <text:p>3100</text:p>
          </table:table-cell>
          <table:table-cell table:style-name="ce113" office:value-type="float" office:value="3100" calcext:value-type="float">
            <text:p>3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6" calcext:value-type="float" table:number-columns-spanned="2" table:number-rows-spanned="1">
            <text:p>6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600" calcext:value-type="float">
            <text:p>6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3700" calcext:value-type="float" table:number-columns-spanned="2" table:number-rows-spanned="1">
            <text:p>$3,7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9" calcext:value-type="float">
            <text:p>9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9310" calcext:value-type="float" table:number-columns-spanned="2" table:number-rows-spanned="1">
            <text:p>1762359310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7110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張兆瑋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10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日本宮崎和牛菲力牛排 </text:span><text:span text:style-name="T4">15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900" calcext:value-type="float">
            <text:p>1900</text:p>
          </table:table-cell>
          <table:table-cell table:style-name="ce113" office:value-type="float" office:value="1900" calcext:value-type="float">
            <text:p>19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NK0008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曲奇餅禮盒</text:span><text:span text:style-name="T4">-</text:span><text:span text:style-name="T5">濃可可</text:span><text:span text:style-name="T4">/</text:span><text:span text:style-name="T5">經典原味 任選</text:span><text:span text:style-name="T4">2</text:span><text:span text:style-name="T5">盒組</text:span><text:span text:style-name="T4">(250g/</text:span><text:span text:style-name="T5">盒</text:span><text:span text:style-name="T4">) (</text:span><text:span text:style-name="T5">附禮盒</text:span><text:span text:style-name="T4">/</text:span><text:span text:style-name="T5">提袋</text:span><text:span text:style-name="T4">) </text:span><text:span text:style-name="T5">年節送禮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800" calcext:value-type="float">
            <text:p>800</text:p>
          </table:table-cell>
          <table:table-cell table:style-name="ce113" office:value-type="float" office:value="800" calcext:value-type="float">
            <text:p>8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100" calcext:value-type="float">
            <text:p>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800" calcext:value-type="float" table:number-columns-spanned="2" table:number-rows-spanned="1">
            <text:p>$2,8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0" calcext:value-type="float">
            <text:p>10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9450" calcext:value-type="float" table:number-columns-spanned="2" table:number-rows-spanned="1">
            <text:p>1762359450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9259261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宋建興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5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黑毛和牛</text:span><text:span text:style-name="T4">-</text:span><text:span text:style-name="T5">腰脊 </text:span><text:span text:style-name="T4">(</text:span><text:span text:style-name="T5">單位：盤</text:span><text:span text:style-name="T4">) 1</text:span><text:span text:style-name="T5">盤：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800" calcext:value-type="float">
            <text:p>2800</text:p>
          </table:table-cell>
          <table:table-cell table:style-name="ce113" office:value-type="float" office:value="2800" calcext:value-type="float">
            <text:p>28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200" calcext:value-type="float">
            <text:p>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3000" calcext:value-type="float" table:number-columns-spanned="2" table:number-rows-spanned="1">
            <text:p>$3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1" calcext:value-type="float">
            <text:p>11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9574" calcext:value-type="float" table:number-columns-spanned="2" table:number-rows-spanned="1">
            <text:p>1762359574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945428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徐駿豪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08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草蝦</text:span><text:span text:style-name="T4">(</text:span><text:span text:style-name="T5">單位：盒</text:span><text:span text:style-name="T4">) 1</text:span><text:span text:style-name="T5">盒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200" calcext:value-type="float">
            <text:p>1200</text:p>
          </table:table-cell>
          <table:table-cell table:style-name="ce113" office:value-type="float" office:value="1200" calcext:value-type="float">
            <text:p>1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300" calcext:value-type="float">
            <text:p>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HEINZ </text:span><text:span text:style-name="T5">亨氏番茄醬 隨手包 </text:span><text:span text:style-name="T4">9g</text:span><text:span text:style-name="T5">小包裝 番茄醬 蕃茄醬 小包裝 便利包 美國 番茄醬包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1501" calcext:value-type="float" table:number-columns-spanned="2" table:number-rows-spanned="1">
            <text:p>$1,501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2" calcext:value-type="float">
            <text:p>12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59833" calcext:value-type="float" table:number-columns-spanned="2" table:number-rows-spanned="1">
            <text:p>1762359833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9556587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邱英用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6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日本宮崎和牛紐約客牛排 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3100" calcext:value-type="float">
            <text:p>3100</text:p>
          </table:table-cell>
          <table:table-cell table:style-name="ce113" office:value-type="float" office:value="3100" calcext:value-type="float">
            <text:p>3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NK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源吉兆庵 銅鑼燒 紅豆銅鑼燒 栗子銅鑼燒  </text:span><text:span text:style-name="T4">10</text:span><text:span text:style-name="T5">入 紅豆 栗子 日本岡山 香甜紅豆餡 禮盒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500" calcext:value-type="float">
            <text:p>1500</text:p>
          </table:table-cell>
          <table:table-cell table:style-name="ce113" office:value-type="float" office:value="1500" calcext:value-type="float">
            <text:p>1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4" calcext:value-type="float" table:number-columns-spanned="2" table:number-rows-spanned="1">
            <text:p>4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400" calcext:value-type="float">
            <text:p>4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5000" calcext:value-type="float" table:number-columns-spanned="2" table:number-rows-spanned="1">
            <text:p>$5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3" calcext:value-type="float">
            <text:p>13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056" calcext:value-type="float" table:number-columns-spanned="2" table:number-rows-spanned="1">
            <text:p>1762360056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23359951919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許俞靜 </text:span><text:span text:style-name="T4">(</text:span><text:span text:style-name="T5">張家華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骰子牛肉</text:span><text:span text:style-name="T4">(</text:span><text:span text:style-name="T5">單位：盤</text:span><text:span text:style-name="T4">) 1</text:span><text:span text:style-name="T5">盤：</text:span><text:span text:style-name="T4">15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200" calcext:value-type="float">
            <text:p>2200</text:p>
          </table:table-cell>
          <table:table-cell table:style-name="ce113" office:value-type="float" office:value="2200" calcext:value-type="float">
            <text:p>2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9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日本宮崎和牛菲力燒肉片 </text:span><text:span text:style-name="T4">15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000" calcext:value-type="float">
            <text:p>2000</text:p>
          </table:table-cell>
          <table:table-cell table:style-name="ce113" office:value-type="float" office:value="2000" calcext:value-type="float">
            <text:p>20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8" calcext:value-type="float" table:number-columns-spanned="2" table:number-rows-spanned="1">
            <text:p>8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800" calcext:value-type="float">
            <text:p>8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HEINZ </text:span><text:span text:style-name="T5">亨氏番茄醬 隨手包 </text:span><text:span text:style-name="T4">9g</text:span><text:span text:style-name="T5">小包裝 番茄醬 蕃茄醬 小包裝 便利包 美國 番茄醬包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5001" calcext:value-type="float" table:number-columns-spanned="2" table:number-rows-spanned="1">
            <text:p>$5,001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4" calcext:value-type="float">
            <text:p>14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305" calcext:value-type="float" table:number-columns-spanned="2" table:number-rows-spanned="1">
            <text:p>1762360305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154729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許家銓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10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霸王級生凍帝王蟹</text:span><text:span text:style-name="T4">(1</text:span><text:span text:style-name="T5">隻</text:span><text:span text:style-name="T4">/1.5~2kg±10%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000" calcext:value-type="float">
            <text:p>5000</text:p>
          </table:table-cell>
          <table:table-cell table:style-name="ce113" office:value-type="float" office:value="5000" calcext:value-type="float">
            <text:p>50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5000" calcext:value-type="float" table:number-columns-spanned="2" table:number-rows-spanned="1">
            <text:p>$5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5" calcext:value-type="float">
            <text:p>15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319" calcext:value-type="float" table:number-columns-spanned="2" table:number-rows-spanned="1">
            <text:p>1762360319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086657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詹承勲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DK0005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果子熟了 梅子烏龍茶飲料 </text:span><text:span text:style-name="T4">487ml*15</text:span><text:span text:style-name="T5">【</text:span><text:span text:style-name="T4">15</text:span><text:span text:style-name="T5">瓶裝】【真實果汁新增】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98" calcext:value-type="float">
            <text:p>598</text:p>
          </table:table-cell>
          <table:table-cell table:style-name="ce113" office:value-type="float" office:value="598" calcext:value-type="float">
            <text:p>598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4" calcext:value-type="float" table:number-columns-spanned="2" table:number-rows-spanned="1">
            <text:p>4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400" calcext:value-type="float">
            <text:p>4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HEINZ </text:span><text:span text:style-name="T5">亨氏番茄醬 隨手包 </text:span><text:span text:style-name="T4">9g</text:span><text:span text:style-name="T5">小包裝 番茄醬 蕃茄醬 小包裝 便利包 美國 番茄醬包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113"/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1000" calcext:value-type="float" table:number-columns-spanned="2" table:number-rows-spanned="1">
            <text:p>$1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6" calcext:value-type="float">
            <text:p>16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515" calcext:value-type="float" table:number-columns-spanned="2" table:number-rows-spanned="1">
            <text:p>1762360515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188295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林豊益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2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沙朗牛排</text:span><text:span text:style-name="T4">(</text:span><text:span text:style-name="T5">單位：盤</text:span><text:span text:style-name="T4">) 1</text:span><text:span text:style-name="T5">盤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500" calcext:value-type="float">
            <text:p>1500</text:p>
          </table:table-cell>
          <table:table-cell table:style-name="ce113" office:value-type="float" office:value="1500" calcext:value-type="float">
            <text:p>1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DK0004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農夫山泉 東方樹葉 桂花烏龍茶 </text:span><text:span text:style-name="T4">335ml *24</text:span><text:span text:style-name="T5">【</text:span><text:span text:style-name="T4">24</text:span><text:span text:style-name="T5">份超值裝】【季節限定 手慢無</text:span><text:span text:style-name="T4">!!</text:span><text:span text:style-name="T5">滿口桂花香】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00" calcext:value-type="float">
            <text:p>500</text:p>
          </table:table-cell>
          <table:table-cell table:style-name="ce113" office:value-type="float" office:value="500" calcext:value-type="float">
            <text:p>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000" calcext:value-type="float" table:number-columns-spanned="2" table:number-rows-spanned="1">
            <text:p>$2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7" calcext:value-type="float">
            <text:p>17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808" calcext:value-type="float" table:number-columns-spanned="2" table:number-rows-spanned="1">
            <text:p>1762360808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355986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李沛軒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BF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牛肉片</text:span><text:span text:style-name="T4">(</text:span><text:span text:style-name="T5">單位：</text:span><text:span text:style-name="T4">3</text:span><text:span text:style-name="T5">盤</text:span><text:span text:style-name="T4">) 1</text:span><text:span text:style-name="T5">盤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00" calcext:value-type="float">
            <text:p>1000</text:p>
          </table:table-cell>
          <table:table-cell table:style-name="ce113" office:value-type="float" office:value="1000" calcext:value-type="float">
            <text:p>10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1000" calcext:value-type="float" table:number-columns-spanned="2" table:number-rows-spanned="1">
            <text:p>$1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8" calcext:value-type="float">
            <text:p>18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0978" calcext:value-type="float" table:number-columns-spanned="2" table:number-rows-spanned="1">
            <text:p>1762360978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560731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戴東弦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10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日本宮崎和牛菲力牛排 </text:span><text:span text:style-name="T4">15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900" calcext:value-type="float">
            <text:p>1900</text:p>
          </table:table-cell>
          <table:table-cell table:style-name="ce113" office:value-type="float" office:value="1900" calcext:value-type="float">
            <text:p>19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100" calcext:value-type="float">
            <text:p>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000" calcext:value-type="float" table:number-columns-spanned="2" table:number-rows-spanned="1">
            <text:p>$2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19" calcext:value-type="float">
            <text:p>19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1179" calcext:value-type="float" table:number-columns-spanned="2" table:number-rows-spanned="1">
            <text:p>1762361179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0948065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邱英用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黑毛和牛</text:span><text:span text:style-name="T4">-</text:span><text:span text:style-name="T5">內裙</text:span><text:span text:style-name="T4">(</text:span><text:span text:style-name="T5">單位：盤</text:span><text:span text:style-name="T4">) 1</text:span><text:span text:style-name="T5">盤：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100" calcext:value-type="float">
            <text:p>2100</text:p>
          </table:table-cell>
          <table:table-cell table:style-name="ce113" office:value-type="float" office:value="2100" calcext:value-type="float">
            <text:p>2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波士頓龍蝦 </text:span><text:span text:style-name="T4">5/6(</text:span><text:span text:style-name="T5">單隻販售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200" calcext:value-type="float">
            <text:p>1200</text:p>
          </table:table-cell>
          <table:table-cell table:style-name="ce113" office:value-type="float" office:value="1200" calcext:value-type="float">
            <text:p>1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DK0002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娃哈哈</text:span><text:span text:style-name="T4">WAHAHA AD</text:span><text:span text:style-name="T5">鈣奶飲品 </text:span><text:span text:style-name="T4">24</text:span><text:span text:style-name="T5">瓶連裝 </text:span><text:span text:style-name="T4">880ml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200" calcext:value-type="float">
            <text:p>1200</text:p>
          </table:table-cell>
          <table:table-cell table:style-name="ce113" office:value-type="float" office:value="1200" calcext:value-type="float">
            <text:p>1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500" calcext:value-type="float">
            <text:p>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5000" calcext:value-type="float" table:number-columns-spanned="2" table:number-rows-spanned="1">
            <text:p>$5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20" calcext:value-type="float">
            <text:p>20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1448" calcext:value-type="float" table:number-columns-spanned="2" table:number-rows-spanned="1">
            <text:p>1762361448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6113952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廖康宏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黑毛和牛</text:span><text:span text:style-name="T4">-</text:span><text:span text:style-name="T5">內裙</text:span><text:span text:style-name="T4">(</text:span><text:span text:style-name="T5">單位：盤</text:span><text:span text:style-name="T4">) 1</text:span><text:span text:style-name="T5">盤：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100" calcext:value-type="float">
            <text:p>2100</text:p>
          </table:table-cell>
          <table:table-cell table:style-name="ce113" office:value-type="float" office:value="2100" calcext:value-type="float">
            <text:p>2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9" calcext:value-type="float" table:number-columns-spanned="2" table:number-rows-spanned="1">
            <text:p>9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900" calcext:value-type="float">
            <text:p>9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3000" calcext:value-type="float" table:number-columns-spanned="2" table:number-rows-spanned="1">
            <text:p>$3,0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21" calcext:value-type="float">
            <text:p>21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1575" calcext:value-type="float" table:number-columns-spanned="2" table:number-rows-spanned="1">
            <text:p>1762361575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3358512901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蔡宗祐 </text:span><text:span text:style-name="T4">(</text:span><text:span text:style-name="T5">吳新漢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PK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里肌肉片</text:span><text:span text:style-name="T4">(</text:span><text:span text:style-name="T5">單位：</text:span><text:span text:style-name="T4">3</text:span><text:span text:style-name="T5">盤</text:span><text:span text:style-name="T4">) 1</text:span><text:span text:style-name="T5">盤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300" calcext:value-type="float">
            <text:p>1300</text:p>
          </table:table-cell>
          <table:table-cell table:style-name="ce113" office:value-type="float" office:value="1300" calcext:value-type="float">
            <text:p>1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300" calcext:value-type="float">
            <text:p>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1600" calcext:value-type="float" table:number-columns-spanned="2" table:number-rows-spanned="1">
            <text:p>$1,600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22" calcext:value-type="float">
            <text:p>22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2241" calcext:value-type="float" table:number-columns-spanned="2" table:number-rows-spanned="1">
            <text:p>1762362241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2436189644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霍傑夫 </text:span><text:span text:style-name="T4">(</text:span><text:span text:style-name="T5">董原甫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WGB002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<text:span text:style-name="T6">A5</text:span><text:span text:style-name="T5">黑毛和牛</text:span><text:span text:style-name="T4">-</text:span><text:span text:style-name="T5">內裙</text:span><text:span text:style-name="T4">(</text:span><text:span text:style-name="T5">單位：盤</text:span><text:span text:style-name="T4">) 1</text:span><text:span text:style-name="T5">盤：</text:span><text:span text:style-name="T4">300g</text:span></text:p>
          </table:table-cell>
          <table:covered-table-cell table:number-columns-repeated="2" table:style-name="ce19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100" calcext:value-type="float">
            <text:p>2100</text:p>
          </table:table-cell>
          <table:table-cell table:style-name="ce113" office:value-type="float" office:value="2100" calcext:value-type="float">
            <text:p>21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200" calcext:value-type="float">
            <text:p>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8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高山岩鹽 </text:span><text:span text:style-name="T4">600</text:span><text:span text:style-name="T5">公克夾鏈袋裝 岩鹽 天然好鹽 食用鹽 礦鹽 天然鹽 未加碘調味鹽 粗鹽 鹽巴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113"/>
          <table:table-cell table:style-name="ce117" office:value-type="float" office:value="35" calcext:value-type="float">
            <text:p>35</text:p>
          </table:table-cell>
          <table:table-cell table:style-name="ce113" office:value-type="float" office:value="70" calcext:value-type="float">
            <text:p>7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1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10g </text:span><text:span text:style-name="T5">香辣碟蘸料 老味干碟 四川火鍋串串香辣蘸料 火鍋蘸料 香辣沾粉 辣椒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10" calcext:value-type="float">
            <text:p>10</text:p>
          </table:table-cell>
          <table:table-cell table:style-name="ce113" office:value-type="float" office:value="10" calcext:value-type="float">
            <text:p>1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4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3g (</text:span><text:span text:style-name="T5">不含蘇丹紅 老味干碟台灣現貨 蘸料 蘸粉 火鍋沾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6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憶霖 香辣辣椒粉 </text:span><text:span text:style-name="T4">0.5g/</text:span><text:span text:style-name="T5">包 隨手包 辣椒粉包 辣椒包 小包裝辣椒 炸物必備 紅辣椒粉素食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2388" calcext:value-type="float" table:number-columns-spanned="2" table:number-rows-spanned="1">
            <text:p>$2,388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23" calcext:value-type="float">
            <text:p>23</text:p>
          </table:table-cell>
          <table:table-cell table:style-name="ce86" table:number-columns-repeated="17"/>
        </table:table-row>
        <table:table-row table:style-name="ro9">
          <table:table-cell table:style-name="ce86" table:number-columns-repeated="7"/>
          <table:table-cell table:style-name="ce20" office:value-type="string" calcext:value-type="string" table:number-columns-spanned="8" table:number-rows-spanned="1">
            <text:p>璟祿貿易企業有限公司</text:p>
          </table:table-cell>
          <table:covered-table-cell table:number-columns-repeated="7" table:style-name="ce20"/>
          <table:table-cell table:style-name="ce86" table:number-columns-repeated="3"/>
        </table:table-row>
        <table:table-row table:style-name="ro10">
          <table:table-cell table:style-name="ce87"/>
          <table:table-cell table:style-name="ce89" table:number-columns-repeated="6"/>
          <table:table-cell table:style-name="ce21" office:value-type="string" calcext:value-type="string" table:number-columns-spanned="8" table:number-rows-spanned="1">
            <text:p>出貨單</text:p>
          </table:table-cell>
          <table:covered-table-cell table:number-columns-repeated="7" table:style-name="ce21"/>
          <table:table-cell table:style-name="ce89"/>
          <table:table-cell table:style-name="ce87"/>
          <table:table-cell table:style-name="ce89"/>
        </table:table-row>
        <table:table-row table:style-name="ro11">
          <table:table-cell table:style-name="ce87"/>
          <table:table-cell table:style-name="ce89" table:number-columns-repeated="17"/>
        </table:table-row>
        <table:table-row table:style-name="ro5">
          <table:table-cell table:style-name="ce87"/>
          <table:table-cell table:style-name="ce90"/>
          <table:table-cell table:style-name="ce96" office:value-type="string" calcext:value-type="string">
            <text:p>出貨日期：</text:p>
          </table:table-cell>
          <table:table-cell table:style-name="ce16" office:value-type="string" calcext:value-type="string" table:number-columns-spanned="7" table:number-rows-spanned="1">
            <text:p>2025-11-06</text:p>
          </table:table-cell>
          <table:covered-table-cell table:number-columns-repeated="6" table:style-name="ce16"/>
          <table:table-cell table:style-name="ce28" office:value-type="string" calcext:value-type="string" table:number-columns-spanned="3" table:number-rows-spanned="1">
            <text:p>出貨單號：</text:p>
          </table:table-cell>
          <table:covered-table-cell table:number-columns-repeated="2" table:style-name="ce28"/>
          <table:table-cell table:style-name="ce114" office:value-type="float" office:value="1762362363" calcext:value-type="float" table:number-columns-spanned="2" table:number-rows-spanned="1">
            <text:p>1762362363</text:p>
          </table:table-cell>
          <table:covered-table-cell table:style-name="ce114"/>
          <table:table-cell table:style-name="ce28" office:value-type="string" calcext:value-type="string" table:number-columns-spanned="2" table:number-rows-spanned="1">
            <text:p>訂單號碼：</text:p>
          </table:table-cell>
          <table:covered-table-cell table:style-name="ce28"/>
          <table:table-cell table:style-name="ce122" office:value-type="string" calcext:value-type="string">
            <text:p>SD0019362123407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出貨客戶：</text:p>
          </table:table-cell>
          <table:table-cell table:style-name="ce17" office:value-type="string" calcext:value-type="string" table:number-columns-spanned="7" table:number-rows-spanned="1">
            <text:p><text:span text:style-name="T3">許俞靜 </text:span><text:span text:style-name="T4">(</text:span><text:span text:style-name="T5">林俊丞</text:span><text:span text:style-name="T4">)</text:span></text:p>
          </table:table-cell>
          <table:covered-table-cell table:number-columns-repeated="6" table:style-name="ce17"/>
          <table:table-cell table:style-name="ce11" office:value-type="string" calcext:value-type="string" table:number-columns-spanned="3" table:number-rows-spanned="1">
            <text:p>出貨庫別：</text:p>
          </table:table-cell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<text:span text:style-name="T6">B </text:span><text:span text:style-name="T5">新竹公司</text:span>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稅　　別：</text:p>
          </table:table-cell>
          <table:covered-table-cell table:style-name="ce11"/>
          <table:table-cell table:style-name="ce40"/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送貨地址：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11" table:number-columns-spanned="5" table:number-rows-spanned="1"/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聯絡電話：</text:p>
          </table:table-cell>
          <table:covered-table-cell table:style-name="ce11"/>
          <table:table-cell table:style-name="ce123" office:value-type="string" calcext:value-type="string">
            <text:p>0987629852</text:p>
          </table:table-cell>
        </table:table-row>
        <table:table-row table:style-name="ro5">
          <table:table-cell table:style-name="ce87"/>
          <table:table-cell table:style-name="ce7"/>
          <table:table-cell table:style-name="ce97" office:value-type="string" calcext:value-type="string">
            <text:p>摘要說明：</text:p>
          </table:table-cell>
          <table:table-cell table:style-name="ce17" office:value-type="string" calcext:value-type="string" table:number-columns-spanned="7" table:number-rows-spanned="1">
            <text:p>團購自取</text:p>
          </table:table-cell>
          <table:covered-table-cell table:number-columns-repeated="6"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 table:number-columns-spanned="2" table:number-rows-spanned="1">
            <text:p>收 貨 人：</text:p>
          </table:table-cell>
          <table:covered-table-cell table:style-name="ce11"/>
          <table:table-cell table:style-name="ce40"/>
        </table:table-row>
        <table:table-row table:style-name="ro12">
          <table:table-cell table:style-name="ce87"/>
          <table:table-cell table:style-name="ce8"/>
          <table:table-cell table:style-name="ce14" table:number-columns-repeated="15"/>
          <table:table-cell table:style-name="ce41"/>
        </table:table-row>
        <table:table-row table:style-name="ro12">
          <table:table-cell table:style-name="ce87"/>
          <table:table-cell table:style-name="ce7"/>
          <table:table-cell table:style-name="ce99" table:number-columns-repeated="15"/>
          <table:table-cell table:style-name="ce40"/>
        </table:table-row>
        <table:table-row table:style-name="ro5">
          <table:table-cell table:style-name="ce87"/>
          <table:table-cell table:style-name="ce7" office:value-type="string" calcext:value-type="string" table:number-columns-spanned="4" table:number-rows-spanned="1">
            <text:p>產品編號</text:p>
          </table:table-cell>
          <table:covered-table-cell table:number-columns-repeated="3" table:style-name="ce7"/>
          <table:table-cell table:style-name="ce11" office:value-type="string" calcext:value-type="string" table:number-columns-spanned="3" table:number-rows-spanned="1">
            <text:p>產品名稱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單位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出貨數量</text:p>
          </table:table-cell>
          <table:covered-table-cell table:style-name="ce29"/>
          <table:table-cell table:style-name="ce99"/>
          <table:table-cell table:style-name="ce115" office:value-type="string" calcext:value-type="string">
            <text:p>出貨單價</text:p>
          </table:table-cell>
          <table:table-cell table:style-name="ce115" office:value-type="string" calcext:value-type="string">
            <text:p>出貨金額</text:p>
          </table:table-cell>
          <table:table-cell table:style-name="ce115"/>
          <table:table-cell table:style-name="ce40" office:value-type="string" calcext:value-type="string" table:number-columns-spanned="2" table:number-rows-spanned="1">
            <text:p>摘要說明</text:p>
          </table:table-cell>
          <table:covered-table-cell table:style-name="ce40"/>
        </table:table-row>
        <table:table-row table:style-name="ro12">
          <table:table-cell table:style-name="ce87"/>
          <table:table-cell table:style-name="ce8" table:number-columns-spanned="4" table:number-rows-spanned="1"/>
          <table:covered-table-cell table:number-columns-repeated="3"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16"/>
          <table:table-cell table:style-name="ce14" table:number-columns-repeated="2"/>
          <table:table-cell table:style-name="ce41" table:number-columns-spanned="2" table:number-rows-spanned="1"/>
          <table:covered-table-cell table:style-name="ce41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SF0011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鮑魚 </text:span><text:span text:style-name="T4">(</text:span><text:span text:style-name="T5">單位：盒</text:span><text:span text:style-name="T4">) 1</text:span><text:span text:style-name="T5">盒：</text:span><text:span text:style-name="T4">12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500" calcext:value-type="float">
            <text:p>2500</text:p>
          </table:table-cell>
          <table:table-cell table:style-name="ce113" office:value-type="float" office:value="2500" calcext:value-type="float">
            <text:p>25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F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扁鱈 </text:span><text:span text:style-name="T4">(</text:span><text:span text:style-name="T5">單位：</text:span><text:span text:style-name="T4">3</text:span><text:span text:style-name="T5">盒</text:span><text:span text:style-name="T4">) 1</text:span><text:span text:style-name="T5">盒：</text:span><text:span text:style-name="T4">1000g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2300" calcext:value-type="float">
            <text:p>2300</text:p>
          </table:table-cell>
          <table:table-cell table:style-name="ce113" office:value-type="float" office:value="2300" calcext:value-type="float">
            <text:p>23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3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400g(</text:span><text:span text:style-name="T5">不含蘇丹紅 老味干碟 蘸料 蘸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2" calcext:value-type="float" table:number-columns-spanned="2" table:number-rows-spanned="1">
            <text:p>2</text:p>
          </table:table-cell>
          <table:covered-table-cell table:style-name="ce110"/>
          <table:table-cell table:style-name="ce113"/>
          <table:table-cell table:style-name="ce117" office:value-type="float" office:value="100" calcext:value-type="float">
            <text:p>100</text:p>
          </table:table-cell>
          <table:table-cell table:style-name="ce113" office:value-type="float" office:value="200" calcext:value-type="float">
            <text:p>200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9" office:value-type="string" calcext:value-type="string" table:number-columns-spanned="4" table:number-rows-spanned="1">
            <text:p>OT00004</text:p>
          </table:table-cell>
          <table:covered-table-cell table:number-columns-repeated="3" table:style-name="ce9"/>
          <table:table-cell table:style-name="ce11" office:value-type="string" calcext:value-type="string" table:number-columns-spanned="3" table:number-rows-spanned="1">
            <text:p><text:span text:style-name="T3">翠宏 香辣沾粉 </text:span><text:span text:style-name="T4">3g (</text:span><text:span text:style-name="T5">不含蘇丹紅 老味干碟台灣現貨 蘸料 蘸粉 火鍋沾粉</text:span><text:span text:style-name="T4">)</text:span></text:p>
          </table:table-cell>
          <table:covered-table-cell table:number-columns-repeated="2" table:style-name="ce11"/>
          <table:table-cell table:style-name="ce23" office:value-type="string" calcext:value-type="string" table:number-columns-spanned="2" table:number-rows-spanned="1">
            <text:p>盤</text:p>
          </table:table-cell>
          <table:covered-table-cell table:style-name="ce23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110"/>
          <table:table-cell table:style-name="ce113"/>
          <table:table-cell table:style-name="ce11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0" table:number-columns-spanned="2" table:number-rows-spanned="1"/>
          <table:covered-table-cell table:style-name="ce110"/>
          <table:table-cell table:style-name="ce113"/>
          <table:table-cell table:style-name="ce117"/>
          <table:table-cell table:style-name="ce113"/>
          <table:table-cell table:style-name="ce99"/>
          <table:table-cell table:style-name="ce40" table:number-columns-spanned="2" table:number-rows-spanned="1"/>
          <table:covered-table-cell table:style-name="ce40"/>
        </table:table-row>
        <table:table-row table:style-name="ro5">
          <table:table-cell table:style-name="ce87"/>
          <table:table-cell table:style-name="ce7" table:number-columns-spanned="4" table:number-rows-spanned="1"/>
          <table:covered-table-cell table:number-columns-repeated="3" table:style-name="ce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113"/>
          <table:table-cell table:style-name="ce117"/>
          <table:table-cell table:style-name="ce113"/>
          <table:table-cell table:style-name="ce99"/>
          <table:table-cell table:style-name="ce41" table:number-columns-spanned="2" table:number-rows-spanned="1"/>
          <table:covered-table-cell table:style-name="ce41"/>
        </table:table-row>
        <table:table-row table:style-name="ro13">
          <table:table-cell table:style-name="ce87"/>
          <table:table-cell table:style-name="ce10" office:value-type="string" calcext:value-type="string" table:number-columns-spanned="2" table:number-rows-spanned="1">
            <text:p>折扣金額</text:p>
          </table:table-cell>
          <table:covered-table-cell table:style-name="ce10"/>
          <table:table-cell table:style-name="ce10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2"/>
          <table:table-cell table:style-name="ce10" office:value-type="string" calcext:value-type="string">
            <text:p>出貨金額</text:p>
          </table:table-cell>
          <table:table-cell table:style-name="ce22" table:number-columns-spanned="2" table:number-rows-spanned="1"/>
          <table:covered-table-cell table:style-name="ce22"/>
          <table:table-cell table:style-name="ce10" office:value-type="string" calcext:value-type="string" table:number-columns-spanned="2" table:number-rows-spanned="1">
            <text:p>稅額</text:p>
          </table:table-cell>
          <table:covered-table-cell table:style-name="ce10"/>
          <table:table-cell table:style-name="ce112"/>
          <table:table-cell table:style-name="ce10" office:value-type="string" calcext:value-type="string" table:number-columns-spanned="2" table:number-rows-spanned="1">
            <text:p>出貨總額</text:p>
          </table:table-cell>
          <table:covered-table-cell table:style-name="ce10"/>
          <table:table-cell table:style-name="ce118" office:value-type="float" office:value="5005" calcext:value-type="float" table:number-columns-spanned="2" table:number-rows-spanned="1">
            <text:p>$5,005</text:p>
          </table:table-cell>
          <table:covered-table-cell table:style-name="ce118"/>
          <table:table-cell table:style-name="ce10" office:value-type="string" calcext:value-type="string">
            <text:p>客戶簽收</text:p>
          </table:table-cell>
          <table:table-cell table:style-name="ce41"/>
        </table:table-row>
        <table:table-row table:style-name="ro14">
          <table:table-cell table:style-name="ce87"/>
          <table:table-cell table:style-name="ce11" office:value-type="string" calcext:value-type="string" table:number-columns-spanned="6" table:number-rows-spanned="1">
            <text:p>公司名稱：璟祿貿易企業有限公司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<text:span text:style-name="T3">電話：</text:span><text:span text:style-name="T4">03-5366723</text:span></text:p>
          </table:table-cell>
          <table:covered-table-cell table:number-columns-repeated="5" table:style-name="ce11"/>
          <table:table-cell table:style-name="ce11" office:value-type="string" calcext:value-type="string" table:number-columns-spanned="2" table:number-rows-spanned="1">
            <text:p>傳真：</text:p>
          </table:table-cell>
          <table:covered-table-cell table:style-name="ce11"/>
          <table:table-cell table:style-name="ce99"/>
          <table:table-cell table:style-name="ce42" office:value-type="string" calcext:value-type="string" table:number-columns-spanned="2" table:number-rows-spanned="1">
            <text:p>製表：夏天</text:p>
          </table:table-cell>
          <table:covered-table-cell table:style-name="ce42"/>
        </table:table-row>
        <table:table-row table:style-name="ro5">
          <table:table-cell table:style-name="ce87"/>
          <table:table-cell table:style-name="ce11" office:value-type="string" calcext:value-type="string" table:number-columns-spanned="17" table:number-rows-spanned="1">
            <text:p><text:span text:style-name="T3">公司地址：新竹市北區榮濱路</text:span><text:span text:style-name="T4">53</text:span><text:span text:style-name="T5">號</text:span></text:p>
          </table:table-cell>
          <table:covered-table-cell table:number-columns-repeated="16" table:style-name="ce11"/>
        </table:table-row>
        <table:table-row table:style-name="ro8">
          <table:table-cell table:style-name="ce85" office:value-type="float" office:value="24" calcext:value-type="float">
            <text:p>24</text:p>
          </table:table-cell>
          <table:table-cell table:style-name="ce86" table:number-columns-repeated="17"/>
        </table:table-row>
        <table:table-row table:style-name="ro15" table:number-rows-repeated="1026535">
          <table:table-cell table:number-columns-repeated="18"/>
        </table:table-row>
        <table:table-row table:style-name="ro16" table:number-rows-repeated="21357">
          <table:table-cell table:number-columns-repeated="18"/>
        </table:table-row>
        <table:table-row table:style-name="ro1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Huninn" svg:font-family="Hunin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/>
    <style:font-face style:name="Microsoft JhengHei1" svg:font-family="'Microsoft JhengHei'" style:font-family-generic="system" style:font-pitch="variable"/>
    <style:font-face style:name="jf-openhuninn-2.1" svg:font-family="jf-openhuninn-2.1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PMingLiU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JhengHei1" style:font-family-asian="'Microsoft Jheng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text>$</number:text>
      <number:number number:decimal-places="0" number:min-decimal-places="0" number:min-integer-digits="1" number:grouping="true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 _-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> _-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_-</number:text>
    </number:number-style>
    <number:number-style style:name="N169P2" style:volatile="true">
      <number:text loext:blank-width-char="-"> $</number:text>
      <number:fill-character> </number:fill-character>
      <number:text>- _-</number:text>
    </number:number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> _-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_-</number:text>
    </number:number-style>
    <number:number-style style:name="N177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Microsoft JhengHei" fo:font-family="'Microsoft JhengHei'" style:font-family-generic="swiss" fo:font-size="12pt" style:font-name-asian="Microsoft JhengHei" style:font-family-asian="'Microsoft JhengHei'" style:font-family-generic-asian="swiss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14.801cm" style:num-format="1" style:print-orientation="landscape" fo:margin-top="1.401cm" fo:margin-bottom="1.401cm" fo:margin-left="1.259cm" fo:margin-right="1.25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00/00/00</text:date>, <text:time style:data-style-name="N2" text:time-value="17:21:47.6033443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NT_5f_ALL" style:display-name="PageStyle_PRINT_A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zh-TW</dc:language>
    <dc:date>2026-01-11T17:40:44.999987700</dc:date>
    <meta:editing-cycles>17</meta:editing-cycles>
    <meta:editing-duration>PT4H28M48S</meta:editing-duration>
    <meta:generator>LibreOffice/25.8.4.2$Windows_X86_64 LibreOffice_project/290daaa01b999472f0c7a3890eb6a550fd74c6df</meta:generator>
    <meta:document-statistic meta:table-count="1" meta:cell-count="1213" meta:object-count="0"/>
    <meta:user-defined meta:name="AppVersion">15.0000</meta:user-defined>
  </office:meta>
</office:document-meta>
</file>